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SecurityHandler.setAuthenticationResource( String authentica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ecurityHandler.login( final Map login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ipelineSecurityHandler.setSource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ecurityHandler.setLogoutResource( String logout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HUser.get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ecurityHandler.logout( final Map logoutContext , final User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ipelineSHUser.calculateContex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ipelineSHUser.PipelineSHUser( final Document info , final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pelineSHUser.addParametersFromAuthenticationXML( final String childElementName , final Properties paramete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ipelineSecurityHandler.isValidAuthenticationDocument( final Document do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